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draw:stroke="none" draw:fill="solid" draw:fill-color="#f7ead9" draw:textarea-horizontal-align="justify" draw:textarea-vertical-align="middle" draw:auto-grow-height="false" fo:min-height="66.35cm" fo:min-width="50.3cm"/>
    </style:style>
    <style:style style:name="gr3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18.75cm" fo:min-width="50.3cm"/>
    </style:style>
    <style:style style:name="gr4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22.05cm" fo:min-width="50.3cm"/>
    </style:style>
    <style:style style:name="gr5" style:family="graphic" style:parent-style-name="objectwithoutfill">
      <style:graphic-properties svg:stroke-width="0.3cm" svg:stroke-color="#88b499" draw:marker-start-width="0.65cm" draw:marker-end-width="0.6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 draw:style-name="gr1">
          <draw:custom-shape draw:style-name="gr2" draw:text-style-name="P1" draw:layer="layout" svg:width="50.8cm" svg:height="66.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0.8cm" svg:height="19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0.8cm" svg:height="22.3cm" svg:x="0cm" svg:y="4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1.42cm" svg:y1="34.2cm" svg:x2="29.385cm" svg:y2="34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6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4T15:07:50.203560409</meta:creation-date>
    <dc:date>2014-11-04T15:20:49.885042007</dc:date>
    <dc:creator>NOGATA Jun</dc:creator>
    <meta:editing-duration>PT12M59S</meta:editing-duration>
    <meta:editing-cycles>2</meta:editing-cycles>
    <meta:generator>LibreOffice/4.3.3.2$Linux_X86_64 LibreOffice_project/430m0$Build-2</meta:generator>
    <meta:document-statistic meta:object-count="5"/>
  </office:meta>
</office:document-meta>
</file>